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6133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6133c"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6133c" style:font-style-asian="italic" style:font-weight-asian="normal" style:font-style-complex="italic" style:font-weight-complex="normal"/>
    </style:style>
    <style:style style:name="T7" style:family="text">
      <style:text-properties fo:font-style="italic" fo:font-weight="bold" officeooo:rsid="0006133c" style:font-style-asian="italic" style:font-weight-asian="bold" style:font-style-complex="italic" style:font-weight-complex="bold"/>
    </style:style>
    <style:style style:name="T8" style:family="text">
      <style:text-properties officeooo:rsid="000613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2C</text:p>
      <text:p text:style-name="Standard"/>
      <text:p text:style-name="Standard">Este módulo gestiona las asignaciones de los pines para comunicaciones llamadas de un dos cables del tipo I2C. Aunque el módulo I2C de ConfigurableFirmata no soporta todavía las comunicaciones de 10 bit sobre este bus, se ha preparado para cuando estén disponibles.</text:p>
      <text:p text:style-name="Standard"/>
      <text:p text:style-name="Standard">Las propiedades principales son:</text:p>
      <text:p text:style-name="Standard"><text:span text:style-name="T1">Board</text:span>: Instancia de placa a la que pertenece.</text:p>
      <text:p text:style-name="Standard"><text:span text:style-name="T1">Delay</text:span>: <text:span text:style-name="T8">retardo en ms después algunas operaciones</text:span>.</text:p>
      <text:p text:style-name="Standard"><text:span text:style-name="T1">SDApin y SCLpin</text:span><text:span text:style-name="T3">: </text:span><text:span text:style-name="T4">La gestión de los pines es específica para cada dispositivo, en </text:span><text:span text:style-name="T6">Arduino Uno</text:span><text:span text:style-name="T4"> son los pines 18 (A4) y 19 (A5), en el </text:span><text:span text:style-name="T6">esp8266</text:span><text:span text:style-name="T4"> son los pines 4 y 5</text:span><text:span text:style-name="T3">. </text:span></text:p>
      <text:p text:style-name="Standard"/>
      <text:p text:style-name="Standard"><text:span text:style-name="T5">SDApin y SCLpin</text:span><text:span text:style-name="T3"> </text:span>se comprueban si los pines están en uso sólo cuando se intenta activar la instancia correspondiente, mostrando un error si fuera el caso.</text:p>
      <text:p text:style-name="Standard"/>
      <text:p text:style-name="Standard">Eventos importantes:</text:p>
      <text:p text:style-name="Standard"><text:span text:style-name="T1">OnI2CData</text:span>: <text:s/>informa de los datos solicitados a un dispositivo.</text:p>
      <text:p text:style-name="Standard"/>
      <text:p text:style-name="Standard">Los eventos <text:span text:style-name="T1">OnEnabled </text:span>se ejecuta después de activar la instancia y <text:span text:style-name="T1">OnDisabled</text:span> después de desactivar.</text:p>
      <text:p text:style-name="Standard"><text:s/></text:p>
      <text:p text:style-name="Standard">Las funciones más importantes:</text:p>
      <text:p text:style-name="P2"><text:span text:style-name="T1">Read</text:span><text:span text:style-name="T3">: envía una petición de lectura, debido al tamaño del buffer de las funciones de I2C y la limitación del tamaño de datos a enviar </text:span><text:span text:style-name="T4">en ConfigurableFirmata</text:span><text:span text:style-name="T3">, sólo se puede</text:span><text:span text:style-name="T4">n</text:span><text:span text:style-name="T3"> un máximo de unos 28 bytes en cada llamada.</text:span></text:p>
      <text:p text:style-name="P2"><text:span text:style-name="T1">RandomRead</text:span><text:span text:style-name="T3">: envía una petición de lectura sobre una dirección determinada, misma limitación que R</text:span><text:span text:style-name="T5">ead</text:span><text:span text:style-name="T3">.</text:span></text:p>
      <text:p text:style-name="P2"><text:span text:style-name="T1">ReadContinuously</text:span><text:span text:style-name="T3">: Lee continuamente un registro.</text:span></text:p>
      <text:p text:style-name="P2"><text:span text:style-name="T1">StopReading</text:span><text:span text:style-name="T3">: Detiene la lectura continua.</text:span></text:p>
      <text:p text:style-name="P2"><text:span text:style-name="T1">WriteData</text:span><text:span text:style-name="T3">: escribe datos en el bus, la cantidad máxima viene limitado como en l</text:span><text:span text:style-name="T4">a</text:span><text:span text:style-name="T3"> función </text:span><text:span text:style-name="T5">Read</text:span><text:span text:style-name="T3">.</text:span></text:p>
      <text:p text:style-name="P3"/>
      <text:p text:style-name="P3">Existen las mismas funciones <text:s/>para dispositivos de 10 bits pero todavía no están soportadas en ConfigurableFirmata.</text:p>
      <text:p text:style-name="P3"/>
      <text:p text:style-name="P3">Una vez desactivada una instancia se comprueba si tiene eventos <text:span text:style-name="T1">ReadContinuously</text:span> activos y si es el caso los deti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6:41:54.758756013</meta:creation-date>
    <dc:date>2019-05-23T21:31:36.042296625</dc:date>
    <meta:editing-duration>PT2H19M2S</meta:editing-duration>
    <meta:editing-cycles>11</meta:editing-cycles>
    <meta:generator>LibreOffice/6.0.7.3$Linux_X86_64 LibreOffice_project/00m0$Build-3</meta:generator>
    <meta:document-statistic meta:table-count="0" meta:image-count="0" meta:object-count="0" meta:page-count="1" meta:paragraph-count="19" meta:word-count="265" meta:character-count="1654" meta:non-whitespace-character-count="1403"/>
  </office:meta>
</office:document-meta>
</file>